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solid" draw:fill-color="#cfe7f5" draw:textarea-horizontal-align="justify" draw:textarea-vertical-align="top" draw:auto-grow-height="false" fo:min-height="7.747cm" fo:min-width="7.421cm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3.366cm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2.194cm"/>
    </style:style>
    <style:style style:name="gr4" style:family="graphic" style:parent-style-name="standard">
      <style:graphic-properties svg:stroke-color="#000000" draw:fill-color="#ff0000" draw:opacity="21%" draw:textarea-horizontal-align="justify" draw:textarea-vertical-align="middle" draw:auto-grow-height="false" fo:min-height="0.919cm" fo:min-width="2.1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04cm"/>
    </style:style>
    <style:style style:name="gr7" style:family="graphic" style:parent-style-name="standard">
      <style:graphic-properties draw:textarea-horizontal-align="justify" draw:textarea-vertical-align="middle" draw:auto-grow-height="false" fo:min-height="1.008cm" fo:min-width="3.367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0000" draw:opacity="21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fo:font-size="17pt" style:font-size-asian="17pt" style:font-size-complex="1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01cm" svg:height="8.077cm" svg:x="5.954cm" svg:y="0.205cm">
          <text:p text:style-name="P1"><text:span text:style-name="T1">Compiler (e.g. gfortran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466cm" svg:height="1.778cm" svg:x="0.239cm" svg:y="0.987cm">
          <text:p text:style-name="P1">Source Files</text:p>
          <text:p text:style-name="P1">.f9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3.81cm" svg:height="1.778cm" svg:x="1.935cm" svg:y="6.326cm">
          <text:p text:style-name="P1">Libraries</text:p>
          <text:p text:style-name="P1">(.so , .a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1.778cm" svg:x="8.221cm" svg:y="9.063cm">
          <text:p text:style-name="P1">Exec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.81cm" svg:height="1.778cm" svg:x="14.223cm" svg:y="4.853cm">
          <text:p text:style-name="P1">Object </text:p>
          <text:p text:style-name="P1">(.o file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3.81cm" svg:height="1.651cm" svg:x="9.422cm" svg:y="1.883cm">
          <text:p text:style-name="P1">Assembly</text:p>
          <text:p text:style-name="P1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1.327cm" svg:y1="3.534cm" svg:x2="16.128cm" svg:y2="4.853cm" draw:start-shape="id1" draw:start-glue-point="8" draw:end-shape="id2" draw:end-glue-point="4" svg:d="M11327 3534v660h4801v659" svg:viewBox="0 0 4802 1320">
          <text:p/>
        </draw:connector>
        <draw:frame draw:style-name="gr6" draw:text-style-name="P5" draw:layer="layout" svg:width="3.58cm" svg:height="0.954cm" svg:x="10.475cm" svg:y="4.013cm">
          <draw:text-box>
            <text:p>Assembler</text:p>
          </draw:text-box>
        </draw:frame>
        <draw:frame draw:style-name="gr6" draw:text-style-name="P5" draw:layer="layout" svg:width="3.302cm" svg:height="0.954cm" svg:x="8.928cm" svg:y="6.266cm">
          <draw:text-box>
            <text:p>Linking</text:p>
          </draw:text-box>
        </draw:frame>
        <draw:frame draw:style-name="gr6" draw:text-style-name="P6" draw:layer="layout" svg:width="3.175cm" svg:height="0.954cm" svg:x="6.235cm" svg:y="2.275cm">
          <draw:text-box>
            <text:p text:style-name="P1">Compiler</text:p>
          </draw:text-box>
        </draw:frame>
        <draw:line draw:style-name="gr5" draw:text-style-name="P4" draw:layer="layout" svg:x1="10.184cm" svg:y1="7.247cm" svg:x2="10.184cm" svg:y2="9.044cm">
          <text:p/>
        </draw:line>
        <draw:custom-shape draw:style-name="gr7" draw:text-style-name="P7" xml:id="id3" draw:id="id3" draw:layer="layout" svg:width="5.467cm" svg:height="1.778cm" svg:x="0.239cm" svg:y="2.988cm">
          <text:p text:style-name="P7"><text:span text:style-name="T2">Module header</text:span></text:p>
          <text:p text:style-name="P7"><text:span text:style-name="T2">files (.mo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706cm" svg:y1="3.877cm" svg:x2="9.98cm" svg:y2="3.293cm" draw:start-shape="id3" draw:end-shape="id1" draw:end-glue-point="7" svg:d="M5706 3877l4274-584" svg:viewBox="0 0 4275 585">
          <text:p/>
        </draw:connector>
        <draw:connector draw:style-name="gr5" draw:text-style-name="P4" draw:layer="layout" draw:type="line" svg:x1="5.705cm" svg:y1="1.876cm" svg:x2="9.98cm" svg:y2="2.124cm" draw:start-shape="id4" draw:start-glue-point="10" draw:end-shape="id1" draw:end-glue-point="5" svg:d="M5705 1876l4275 248" svg:viewBox="0 0 4276 249">
          <text:p/>
        </draw:connector>
        <draw:connector draw:style-name="gr8" draw:text-style-name="P1" draw:layer="layout" svg:x1="5.745cm" svg:y1="7.215cm" svg:x2="16.128cm" svg:y2="6.631cm" draw:start-shape="id5" draw:start-glue-point="10" draw:end-shape="id2" draw:end-glue-point="8" svg:d="M5745 7215h10383v-584" svg:viewBox="0 0 10384 5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136cm" fo:page-height="11.0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s perez</meta:initial-creator>
    <meta:creation-date>2017-06-25T17:05:55.005808619</meta:creation-date>
    <dc:date>2018-03-05T16:21:10.704536549</dc:date>
    <dc:creator>andres perez</dc:creator>
    <meta:editing-duration>P1DT22H35M36S</meta:editing-duration>
    <meta:editing-cycles>25</meta:editing-cycles>
    <meta:generator>LibreOffice/5.4.0.3$Linux_X86_64 LibreOffice_project/7556cbc6811c9d992f4064ab9287069087d7f62c</meta:generator>
    <meta:document-statistic meta:object-count="15"/>
  </office:meta>
</office:document-meta>
</file>